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67cm" fo:margin-left="0.028cm" fo:margin-right="0.005cm" table:align="margins" style:writing-mode="lr-tb"/>
    </style:style>
    <style:style style:name="Таблица2.A" style:family="table-column">
      <style:table-column-properties style:column-width="7.214cm" style:rel-column-width="4090*"/>
    </style:style>
    <style:style style:name="Таблица2.B" style:family="table-column">
      <style:table-column-properties style:column-width="3.251cm" style:rel-column-width="1843*"/>
    </style:style>
    <style:style style:name="Таблица2.1" style:family="table-row">
      <style:table-row-properties style:min-row-height="0.41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row-height="0.61cm" style:keep-together="true" fo:keep-together="auto"/>
    </style:style>
    <style:style style:name="Таблица3" style:family="table">
      <style:table-properties style:width="16.947cm" fo:margin-left="0.011cm" fo:margin-right="0.042cm" table:align="margins" style:writing-mode="lr-tb"/>
    </style:style>
    <style:style style:name="Таблица3.A" style:family="table-column">
      <style:table-column-properties style:column-width="7.232cm" style:rel-column-width="4100*"/>
    </style:style>
    <style:style style:name="Таблица3.B" style:family="table-column">
      <style:table-column-properties style:column-width="3.239cm" style:rel-column-width="1836*"/>
    </style:style>
    <style:style style:name="Таблица3.1" style:family="table-row">
      <style:table-row-properties style:min-row-height="0.42cm" style:keep-together="true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row-height="0.61cm" style:keep-together="true" fo:keep-together="auto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Без_20_интервала">
      <style:text-properties style:font-name="Times New Roman" fo:font-size="10pt" style:font-size-asian="10pt" style:font-size-complex="10pt"/>
    </style:style>
    <style:style style:name="P11" style:family="paragraph" style:parent-style-name="Без_20_интервала">
      <style:paragraph-properties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Без_20_интервала">
      <style:paragraph-properties style:snap-to-layout-grid="fals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Без_20_интервала">
      <style:text-properties fo:font-size="10pt" style:font-size-asian="10pt" style:font-size-complex="10pt"/>
    </style:style>
    <style:style style:name="P15" style:family="paragraph" style:parent-style-name="Без_20_интервала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Без_20_интервала">
      <style:paragraph-properties fo:text-align="center" style:justify-single-word="false"/>
      <style:text-properties style:font-name="Times New Roman" fo:font-size="10pt" fo:language="ru" fo:country="RU" style:font-size-asian="10pt" style:font-size-complex="10pt" style:font-weight-complex="bold"/>
    </style:style>
    <style:style style:name="P19" style:family="paragraph" style:parent-style-name="Без_20_интервала">
      <style:text-properties style:font-name="Times New Roman" fo:font-size="10pt" style:font-size-asian="10pt" style:font-size-complex="10pt"/>
    </style:style>
    <style:style style:name="P20" style:family="paragraph" style:parent-style-name="Без_20_интервала">
      <style:paragraph-properties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Без_20_интервала">
      <style:text-properties style:font-name="Times New Roman" fo:font-size="10pt" fo:language="ru" fo:country="RU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2" style:family="paragraph" style:parent-style-name="Без_20_интервала">
      <style:paragraph-properties fo:margin-left="0.797cm" fo:margin-right="0.004cm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4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US"/>
    </style:style>
    <style:style style:name="T5" style:family="text">
      <style:text-properties fo:language="en" fo:country="US"/>
    </style:style>
    <style:style style:name="T6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area form:name="StudyViewprotocol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Шешеня Т.В."/>
            <form:item form:label="Тимошенко С.А."/>
            <form:item form:label="Зубкова Т.М."/>
            <form:item form:label="Вологжанина Н.А."/>
          </form:combobox>
          <form:combobox form:name="Поле со списком 2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ниатуллина Г.Н."/>
            <form:item form:label="Букина Б.Б."/>
            <form:item form:label="Иригбаева А.Е."/>
            <form:item form:label="Иванова О.И."/>
            <form:item form:label="Хозяшева Д.А."/>
            <form:item form:label="Донских А.И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4" svg:width="1.706cm" svg:height="0.5cm" svg:x="2.039cm" svg:y="4.794cm" draw:control="control1"/>
      <draw:control text:anchor-type="page" text:anchor-page-number="1" draw:z-index="2" draw:style-name="gr1" draw:text-style-name="P24" svg:width="4.493cm" svg:height="0.5cm" svg:x="2.039cm" svg:y="5.872cm" draw:control="control2"/>
      <draw:control text:anchor-type="page" text:anchor-page-number="1" draw:z-index="3" draw:style-name="gr1" draw:text-style-name="P24" svg:width="1.502cm" svg:height="0.5cm" svg:x="11.61cm" svg:y="5.812cm" draw:control="control3"/>
      <draw:control text:anchor-type="page" text:anchor-page-number="1" draw:z-index="4" draw:style-name="gr2" draw:text-style-name="P24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23" text:outline-level="1"/>
      <text:h text:style-name="P23" text:outline-level="1">ПРОТОКОЛ</text:h>
      <text:p text:style-name="P18">ЦВЕТНОГО ДОППЛЕРОВСКОГО КАРТИРОВАНИЯ <text:s/>БРЮШНОГО ОТДЕЛА <text:s/>АОРТЫ И ПОЧЕЧНЫХ <text:s/>АРТЕРИЙ</text:p>
      <text:p text:style-name="P6"/>
      <text:p text:style-name="P6"><draw:control text:anchor-type="paragraph" draw:z-index="5" draw:style-name="gr3" draw:text-style-name="P25" svg:width="11.875cm" svg:height="0.421cm" svg:x="1.55cm" svg:y="0.282cm" draw:control="control5"/></text:p>
      <text:p text:style-name="P2"><draw:control text:anchor-type="paragraph" draw:z-index="6" draw:style-name="gr3" draw:text-style-name="P25" svg:width="2.664cm" svg:height="0.421cm" svg:x="3.085cm" svg:y="0.374cm" draw:control="control6"/></text:p>
      <text:p text:style-name="P2"><draw:control text:anchor-type="paragraph" draw:z-index="7" draw:style-name="gr3" draw:text-style-name="P25" svg:width="5.529cm" svg:height="0.421cm" svg:x="3.907cm" svg:y="0.386cm" draw:control="control7"/><draw:control text:anchor-type="paragraph" draw:z-index="8" draw:style-name="gr3" draw:text-style-name="P25" svg:width="2.421cm" svg:height="0.421cm" svg:x="10.987cm" svg:y="0.406cm" draw:control="control8"/></text:p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11">Сосуд</text:p>
          </table:table-cell>
          <table:table-cell table:style-name="Таблица2.A1" office:value-type="string">
            <text:p text:style-name="P11">Диаметр, мм</text:p>
          </table:table-cell>
          <table:table-cell table:style-name="Таблица2.A1" office:value-type="string">
            <text:p text:style-name="P11">СПК, см/с</text:p>
          </table:table-cell>
          <table:table-cell table:style-name="Таблица2.D1" office:value-type="string">
            <text:p text:style-name="P11"><text:span text:style-name="T5">R</text:span>I</text:p>
          </table:table-cell>
        </table:table-row>
        <table:table-row table:style-name="Таблица2.2">
          <table:table-cell table:style-name="Таблица2.A1" office:value-type="string">
            <text:p text:style-name="P11">Брюшная аорта</text:p>
          </table:table-cell>
          <table:table-cell table:style-name="Таблица2.A1" office:value-type="string">
            <text:p text:style-name="P5"><text:bookmark-start text:name="СосБрюшАорДиам"/><draw:control text:anchor-type="as-char" svg:y="-0.259cm" draw:z-index="13" draw:style-name="gr6" draw:text-style-name="P28" svg:width="0.888cm" svg:height="0.35cm" draw:control="control13"/><text:bookmark-end text:name="СосБрюшАорДиам"/></text:p>
          </table:table-cell>
          <table:table-cell table:style-name="Таблица2.A1" office:value-type="string">
            <text:p text:style-name="P5"><text:bookmark-start text:name="СосБрюшАорДиам1"/><draw:control text:anchor-type="as-char" svg:y="-0.259cm" draw:z-index="26" draw:style-name="gr6" draw:text-style-name="P28" svg:width="0.888cm" svg:height="0.35cm" draw:control="control26"/><text:bookmark-end text:name="СосБрюшАорДиам1"/></text:p>
          </table:table-cell>
          <table:table-cell table:style-name="Таблица2.D1" office:value-type="string">
            <text:p text:style-name="P5"><text:bookmark-start text:name="СосБрюшАорДиам2"/><draw:control text:anchor-type="as-char" svg:y="-0.259cm" draw:z-index="39" draw:style-name="gr6" draw:text-style-name="P28" svg:width="0.888cm" svg:height="0.35cm" draw:control="control39"/><text:bookmark-end text:name="СосБрюшАорДиам2"/></text:p>
          </table:table-cell>
        </table:table-row>
        <table:table-row table:style-name="Таблица2.2">
          <table:table-cell table:style-name="Таблица2.A1" office:value-type="string">
            <text:p text:style-name="P11">Чревный ствол</text:p>
          </table:table-cell>
          <table:table-cell table:style-name="Таблица2.A1" office:value-type="string">
            <text:p text:style-name="P5"><text:bookmark-start text:name="СосЧревСтволДиам"/><draw:control text:anchor-type="as-char" svg:y="-0.259cm" draw:z-index="14" draw:style-name="gr6" draw:text-style-name="P28" svg:width="0.888cm" svg:height="0.35cm" draw:control="control14"/><text:bookmark-end text:name="СосЧревСтволДиам"/></text:p>
          </table:table-cell>
          <table:table-cell table:style-name="Таблица2.A1" office:value-type="string">
            <text:p text:style-name="P5"><text:bookmark-start text:name="СосЧревСтволДиам1"/><draw:control text:anchor-type="as-char" svg:y="-0.259cm" draw:z-index="27" draw:style-name="gr6" draw:text-style-name="P28" svg:width="0.888cm" svg:height="0.35cm" draw:control="control27"/><text:bookmark-end text:name="СосЧревСтволДиам1"/></text:p>
          </table:table-cell>
          <table:table-cell table:style-name="Таблица2.D1" office:value-type="string">
            <text:p text:style-name="P5"><text:bookmark-start text:name="СосЧревСтволДиам2"/><draw:control text:anchor-type="as-char" svg:y="-0.259cm" draw:z-index="40" draw:style-name="gr6" draw:text-style-name="P28" svg:width="0.888cm" svg:height="0.35cm" draw:control="control40"/><text:bookmark-end text:name="СосЧревСтволДиам2"/></text:p>
          </table:table-cell>
        </table:table-row>
        <table:table-row table:style-name="Таблица2.2">
          <table:table-cell table:style-name="Таблица2.A1" office:value-type="string">
            <text:p text:style-name="P11">Общая печеночная артерия</text:p>
          </table:table-cell>
          <table:table-cell table:style-name="Таблица2.A1" office:value-type="string">
            <text:p text:style-name="P5"><text:bookmark-start text:name="СосОбщПечАртДиам"/><draw:control text:anchor-type="as-char" svg:y="-0.259cm" draw:z-index="15" draw:style-name="gr6" draw:text-style-name="P28" svg:width="0.888cm" svg:height="0.35cm" draw:control="control15"/><text:bookmark-end text:name="СосОбщПечАртДиам"/></text:p>
          </table:table-cell>
          <table:table-cell table:style-name="Таблица2.A1" office:value-type="string">
            <text:p text:style-name="P5"><text:bookmark-start text:name="СосОбщПечАртДиам1"/><draw:control text:anchor-type="as-char" svg:y="-0.259cm" draw:z-index="28" draw:style-name="gr6" draw:text-style-name="P28" svg:width="0.888cm" svg:height="0.35cm" draw:control="control28"/><text:bookmark-end text:name="СосОбщПечАртДиам1"/></text:p>
          </table:table-cell>
          <table:table-cell table:style-name="Таблица2.D1" office:value-type="string">
            <text:p text:style-name="P5"><text:bookmark-start text:name="СосОбщПечАртДиам2"/><draw:control text:anchor-type="as-char" svg:y="-0.259cm" draw:z-index="41" draw:style-name="gr6" draw:text-style-name="P28" svg:width="0.888cm" svg:height="0.35cm" draw:control="control41"/><text:bookmark-end text:name="СосОбщПечАртДиам2"/></text:p>
          </table:table-cell>
        </table:table-row>
        <table:table-row table:style-name="Таблица2.2">
          <table:table-cell table:style-name="Таблица2.A1" office:value-type="string">
            <text:p text:style-name="P11">Верхняя брыжеечная артерия</text:p>
          </table:table-cell>
          <table:table-cell table:style-name="Таблица2.A1" office:value-type="string">
            <text:p text:style-name="P5"><text:bookmark-start text:name="СосВерхБрыжАртДиам"/><draw:control text:anchor-type="as-char" svg:y="-0.259cm" draw:z-index="16" draw:style-name="gr6" draw:text-style-name="P28" svg:width="0.888cm" svg:height="0.35cm" draw:control="control16"/><text:bookmark-end text:name="СосВерхБрыжАртДиам"/></text:p>
          </table:table-cell>
          <table:table-cell table:style-name="Таблица2.A1" office:value-type="string">
            <text:p text:style-name="P5"><text:bookmark-start text:name="СосВерхБрыжАртДиам1"/><draw:control text:anchor-type="as-char" svg:y="-0.259cm" draw:z-index="29" draw:style-name="gr6" draw:text-style-name="P28" svg:width="0.888cm" svg:height="0.35cm" draw:control="control29"/><text:bookmark-end text:name="СосВерхБрыжАртДиам1"/></text:p>
          </table:table-cell>
          <table:table-cell table:style-name="Таблица2.D1" office:value-type="string">
            <text:p text:style-name="P5"><text:bookmark-start text:name="СосВерхБрыжАртДиам2"/><draw:control text:anchor-type="as-char" svg:y="-0.259cm" draw:z-index="42" draw:style-name="gr6" draw:text-style-name="P28" svg:width="0.888cm" svg:height="0.35cm" draw:control="control42"/><text:bookmark-end text:name="СосВерхБрыжАртДиам2"/></text:p>
          </table:table-cell>
        </table:table-row>
        <table:table-row table:style-name="Таблица2.2">
          <table:table-cell table:style-name="Таблица2.A1" office:value-type="string">
            <text:p text:style-name="P11">Нижняя полая вена</text:p>
          </table:table-cell>
          <table:table-cell table:style-name="Таблица2.A1" office:value-type="string">
            <text:p text:style-name="P5"><text:bookmark-start text:name="СосНижПолВенДиам"/><draw:control text:anchor-type="as-char" svg:y="-0.259cm" draw:z-index="17" draw:style-name="gr6" draw:text-style-name="P28" svg:width="0.888cm" svg:height="0.35cm" draw:control="control17"/><text:bookmark-end text:name="СосНижПолВенДиам"/></text:p>
          </table:table-cell>
          <table:table-cell table:style-name="Таблица2.A1" office:value-type="string">
            <text:p text:style-name="P5"><text:bookmark-start text:name="СосНижПолВенДиам1"/><draw:control text:anchor-type="as-char" svg:y="-0.259cm" draw:z-index="30" draw:style-name="gr6" draw:text-style-name="P28" svg:width="0.888cm" svg:height="0.35cm" draw:control="control30"/><text:bookmark-end text:name="СосНижПолВенДиам1"/></text:p>
          </table:table-cell>
          <table:table-cell table:style-name="Таблица2.D1" office:value-type="string">
            <text:p text:style-name="P5"><text:bookmark-start text:name="СосНижПолВенДиам2"/><draw:control text:anchor-type="as-char" svg:y="-0.259cm" draw:z-index="43" draw:style-name="gr6" draw:text-style-name="P28" svg:width="0.888cm" svg:height="0.35cm" draw:control="control43"/><text:bookmark-end text:name="СосНижПолВенДиам2"/></text:p>
          </table:table-cell>
        </table:table-row>
        <table:table-row table:style-name="Таблица2.2">
          <table:table-cell table:style-name="Таблица2.A1" office:value-type="string">
            <text:p text:style-name="P11">Правая почечная артерия: <text:s text:c="3"/></text:p>
            <text:p text:style-name="P11"><text:s text:c="9"/>- устье</text:p>
          </table:table-cell>
          <table:table-cell table:style-name="Таблица2.A1" office:value-type="string">
            <text:p text:style-name="P5"><text:bookmark-start text:name="СосПрПочАртУстДиам"/><draw:control text:anchor-type="as-char" svg:y="-0.259cm" draw:z-index="18" draw:style-name="gr6" draw:text-style-name="P28" svg:width="0.888cm" svg:height="0.35cm" draw:control="control18"/><text:bookmark-end text:name="СосПрПочАртУстДиам"/></text:p>
          </table:table-cell>
          <table:table-cell table:style-name="Таблица2.A1" office:value-type="string">
            <text:p text:style-name="P5"><text:bookmark-start text:name="СосПрПочАртУстДиам1"/><draw:control text:anchor-type="as-char" svg:y="-0.259cm" draw:z-index="31" draw:style-name="gr6" draw:text-style-name="P28" svg:width="0.888cm" svg:height="0.35cm" draw:control="control31"/><text:bookmark-end text:name="СосПрПочАртУстДиам1"/></text:p>
          </table:table-cell>
          <table:table-cell table:style-name="Таблица2.D1" office:value-type="string">
            <text:p text:style-name="P5"><text:bookmark-start text:name="СосПрПочАртУстДиам2"/><draw:control text:anchor-type="as-char" svg:y="-0.259cm" draw:z-index="44" draw:style-name="gr6" draw:text-style-name="P28" svg:width="0.888cm" svg:height="0.35cm" draw:control="control44"/><text:bookmark-end text:name="СосПрПочАртУстДиам2"/></text:p>
          </table:table-cell>
        </table:table-row>
        <table:table-row table:style-name="Таблица2.2">
          <table:table-cell table:style-name="Таблица2.A1" office:value-type="string">
            <text:p text:style-name="P22">- в воротах почки</text:p>
          </table:table-cell>
          <table:table-cell table:style-name="Таблица2.A1" office:value-type="string">
            <text:p text:style-name="P5"><text:bookmark-start text:name="СосПрПочАрВВорПочДиа"/><draw:control text:anchor-type="as-char" svg:y="-0.259cm" draw:z-index="19" draw:style-name="gr6" draw:text-style-name="P28" svg:width="0.888cm" svg:height="0.35cm" draw:control="control19"/><text:bookmark-end text:name="СосПрПочАрВВорПочДиа"/></text:p>
          </table:table-cell>
          <table:table-cell table:style-name="Таблица2.A1" office:value-type="string">
            <text:p text:style-name="P5"><text:bookmark-start text:name="СосПрПочАрВВорПочДиа1"/><draw:control text:anchor-type="as-char" svg:y="-0.259cm" draw:z-index="32" draw:style-name="gr6" draw:text-style-name="P28" svg:width="0.888cm" svg:height="0.35cm" draw:control="control32"/><text:bookmark-end text:name="СосПрПочАрВВорПочДиа1"/></text:p>
          </table:table-cell>
          <table:table-cell table:style-name="Таблица2.D1" office:value-type="string">
            <text:p text:style-name="P5"><text:bookmark-start text:name="СосПрПочАрВВорПочДиа2"/><draw:control text:anchor-type="as-char" svg:y="-0.259cm" draw:z-index="45" draw:style-name="gr6" draw:text-style-name="P28" svg:width="0.888cm" svg:height="0.35cm" draw:control="control45"/><text:bookmark-end text:name="СосПрПочАрВВорПочДиа2"/></text:p>
          </table:table-cell>
        </table:table-row>
        <table:table-row table:style-name="Таблица2.2">
          <table:table-cell table:style-name="Таблица2.A1" office:value-type="string">
            <text:p text:style-name="P22">- сегментарные артерии</text:p>
          </table:table-cell>
          <table:table-cell table:style-name="Таблица2.A1" office:value-type="string">
            <text:p text:style-name="P5"><text:bookmark-start text:name="СосПрПочАрСегмАрДиам"/><draw:control text:anchor-type="as-char" svg:y="-0.259cm" draw:z-index="20" draw:style-name="gr6" draw:text-style-name="P28" svg:width="0.888cm" svg:height="0.35cm" draw:control="control20"/><text:bookmark-end text:name="СосПрПочАрСегмАрДиам"/></text:p>
          </table:table-cell>
          <table:table-cell table:style-name="Таблица2.A1" office:value-type="string">
            <text:p text:style-name="P5"><text:bookmark-start text:name="СосПрПочАрСегмАрДиам1"/><draw:control text:anchor-type="as-char" svg:y="-0.259cm" draw:z-index="33" draw:style-name="gr6" draw:text-style-name="P28" svg:width="0.888cm" svg:height="0.35cm" draw:control="control33"/><text:bookmark-end text:name="СосПрПочАрСегмАрДиам1"/></text:p>
          </table:table-cell>
          <table:table-cell table:style-name="Таблица2.D1" office:value-type="string">
            <text:p text:style-name="P5"><text:bookmark-start text:name="СосПрПочАрСегмАрДиам2"/><draw:control text:anchor-type="as-char" svg:y="-0.259cm" draw:z-index="46" draw:style-name="gr6" draw:text-style-name="P28" svg:width="0.888cm" svg:height="0.35cm" draw:control="control46"/><text:bookmark-end text:name="СосПрПочАрСегмАрДиам2"/></text:p>
          </table:table-cell>
        </table:table-row>
        <table:table-row table:style-name="Таблица2.2">
          <table:table-cell table:style-name="Таблица2.A1" office:value-type="string">
            <text:p text:style-name="P22">- междолевые артерии</text:p>
          </table:table-cell>
          <table:table-cell table:style-name="Таблица2.A1" office:value-type="string">
            <text:p text:style-name="P5"><text:bookmark-start text:name="СосПрПочАрМеждАрДиам"/><draw:control text:anchor-type="as-char" svg:y="-0.259cm" draw:z-index="21" draw:style-name="gr6" draw:text-style-name="P28" svg:width="0.888cm" svg:height="0.35cm" draw:control="control21"/><text:bookmark-end text:name="СосПрПочАрМеждАрДиам"/></text:p>
          </table:table-cell>
          <table:table-cell table:style-name="Таблица2.A1" office:value-type="string">
            <text:p text:style-name="P5"><text:bookmark-start text:name="СосПрПочАрМеждАрДиам1"/><draw:control text:anchor-type="as-char" svg:y="-0.259cm" draw:z-index="34" draw:style-name="gr6" draw:text-style-name="P28" svg:width="0.888cm" svg:height="0.35cm" draw:control="control34"/><text:bookmark-end text:name="СосПрПочАрМеждАрДиам1"/></text:p>
          </table:table-cell>
          <table:table-cell table:style-name="Таблица2.D1" office:value-type="string">
            <text:p text:style-name="P5"><text:bookmark-start text:name="СосПрПочАрМеждАрДиам2"/><draw:control text:anchor-type="as-char" svg:y="-0.259cm" draw:z-index="47" draw:style-name="gr6" draw:text-style-name="P28" svg:width="0.888cm" svg:height="0.35cm" draw:control="control47"/><text:bookmark-end text:name="СосПрПочАрМеждАрДиам2"/></text:p>
          </table:table-cell>
        </table:table-row>
        <table:table-row table:style-name="Таблица2.2">
          <table:table-cell table:style-name="Таблица2.A1" office:value-type="string">
            <text:p text:style-name="P22">- дуговые артерии</text:p>
          </table:table-cell>
          <table:table-cell table:style-name="Таблица2.A1" office:value-type="string">
            <text:p text:style-name="P5"><text:bookmark-start text:name="СосПрПочАрДугАрДиам"/><draw:control text:anchor-type="as-char" svg:y="-0.259cm" draw:z-index="22" draw:style-name="gr6" draw:text-style-name="P28" svg:width="0.888cm" svg:height="0.35cm" draw:control="control22"/><text:bookmark-end text:name="СосПрПочАрДугАрДиам"/></text:p>
          </table:table-cell>
          <table:table-cell table:style-name="Таблица2.A1" office:value-type="string">
            <text:p text:style-name="P5"><text:bookmark-start text:name="СосПрПочАрДугАрДиам1"/><draw:control text:anchor-type="as-char" svg:y="-0.259cm" draw:z-index="35" draw:style-name="gr6" draw:text-style-name="P28" svg:width="0.888cm" svg:height="0.35cm" draw:control="control35"/><text:bookmark-end text:name="СосПрПочАрДугАрДиам1"/></text:p>
          </table:table-cell>
          <table:table-cell table:style-name="Таблица2.D1" office:value-type="string">
            <text:p text:style-name="P5"><text:bookmark-start text:name="СосПрПочАрДугАрДиам2"/><draw:control text:anchor-type="as-char" svg:y="-0.259cm" draw:z-index="48" draw:style-name="gr6" draw:text-style-name="P28" svg:width="0.888cm" svg:height="0.35cm" draw:control="control48"/><text:bookmark-end text:name="СосПрПочАрДугАрДиам2"/></text:p>
          </table:table-cell>
        </table:table-row>
        <table:table-row table:style-name="Таблица2.2">
          <table:table-cell table:style-name="Таблица2.A1" office:value-type="string">
            <text:p text:style-name="P22">- междольковые артерии</text:p>
          </table:table-cell>
          <table:table-cell table:style-name="Таблица2.A1" office:value-type="string">
            <text:p text:style-name="P5"><text:bookmark-start text:name="СооПрПочАрМеждАрДиам"/><draw:control text:anchor-type="as-char" svg:y="-0.259cm" draw:z-index="23" draw:style-name="gr6" draw:text-style-name="P28" svg:width="0.888cm" svg:height="0.35cm" draw:control="control23"/><text:bookmark-end text:name="СооПрПочАрМеждАрДиам"/></text:p>
          </table:table-cell>
          <table:table-cell table:style-name="Таблица2.A1" office:value-type="string">
            <text:p text:style-name="P5"><text:bookmark-start text:name="СооПрПочАрМеждАрДиам1"/><draw:control text:anchor-type="as-char" svg:y="-0.259cm" draw:z-index="36" draw:style-name="gr6" draw:text-style-name="P28" svg:width="0.888cm" svg:height="0.35cm" draw:control="control36"/><text:bookmark-end text:name="СооПрПочАрМеждАрДиам1"/></text:p>
          </table:table-cell>
          <table:table-cell table:style-name="Таблица2.D1" office:value-type="string">
            <text:p text:style-name="P5"><text:bookmark-start text:name="СооПрПочАрМеждАрДиам2"/><draw:control text:anchor-type="as-char" svg:y="-0.259cm" draw:z-index="49" draw:style-name="gr6" draw:text-style-name="P28" svg:width="0.888cm" svg:height="0.35cm" draw:control="control49"/><text:bookmark-end text:name="СооПрПочАрМеждАрДиам2"/></text:p>
          </table:table-cell>
        </table:table-row>
        <table:table-row table:style-name="Таблица2.2">
          <table:table-cell table:style-name="Таблица2.A1" office:value-type="string">
            <text:p text:style-name="P11">Правая общая подвздошная артерия</text:p>
          </table:table-cell>
          <table:table-cell table:style-name="Таблица2.A1" office:value-type="string">
            <text:p text:style-name="P5"><text:bookmark-start text:name="СосПрОбщПодвзАрДиам"/><draw:control text:anchor-type="as-char" svg:y="-0.259cm" draw:z-index="24" draw:style-name="gr6" draw:text-style-name="P28" svg:width="0.888cm" svg:height="0.35cm" draw:control="control24"/><text:bookmark-end text:name="СосПрОбщПодвзАрДиам"/></text:p>
          </table:table-cell>
          <table:table-cell table:style-name="Таблица2.A1" office:value-type="string">
            <text:p text:style-name="P5"><text:bookmark-start text:name="СосПрОбщПодвзАрДиам1"/><draw:control text:anchor-type="as-char" svg:y="-0.259cm" draw:z-index="37" draw:style-name="gr6" draw:text-style-name="P28" svg:width="0.888cm" svg:height="0.35cm" draw:control="control37"/><text:bookmark-end text:name="СосПрОбщПодвзАрДиам1"/></text:p>
          </table:table-cell>
          <table:table-cell table:style-name="Таблица2.D1" office:value-type="string">
            <text:p text:style-name="P5"><text:bookmark-start text:name="СосПрОбщПодвзАрДиам2"/><draw:control text:anchor-type="as-char" svg:y="-0.259cm" draw:z-index="50" draw:style-name="gr6" draw:text-style-name="P28" svg:width="0.888cm" svg:height="0.35cm" draw:control="control50"/><text:bookmark-end text:name="СосПрОбщПодвзАрДиам2"/></text:p>
          </table:table-cell>
        </table:table-row>
        <table:table-row table:style-name="Таблица2.2">
          <table:table-cell table:style-name="Таблица2.A1" office:value-type="string">
            <text:p text:style-name="P11">Правая наружная подвздошная артерия</text:p>
          </table:table-cell>
          <table:table-cell table:style-name="Таблица2.A1" office:value-type="string">
            <text:p text:style-name="P5"><text:bookmark-start text:name="СосПрНаруПодвзАрДиа"/><draw:control text:anchor-type="as-char" svg:y="-0.259cm" draw:z-index="25" draw:style-name="gr6" draw:text-style-name="P28" svg:width="0.888cm" svg:height="0.35cm" draw:control="control25"/><text:bookmark-end text:name="СосПрНаруПодвзАрДиа"/></text:p>
          </table:table-cell>
          <table:table-cell table:style-name="Таблица2.A1" office:value-type="string">
            <text:p text:style-name="P5"><text:bookmark-start text:name="СосПрНаруПодвзАрДиа1"/><draw:control text:anchor-type="as-char" svg:y="-0.259cm" draw:z-index="38" draw:style-name="gr6" draw:text-style-name="P28" svg:width="0.888cm" svg:height="0.35cm" draw:control="control38"/><text:bookmark-end text:name="СосПрНаруПодвзАрДиа1"/></text:p>
          </table:table-cell>
          <table:table-cell table:style-name="Таблица2.D1" office:value-type="string">
            <text:p text:style-name="P5"><text:bookmark-start text:name="СосПрНаруПодвзАрДиа2"/><draw:control text:anchor-type="as-char" svg:y="-0.259cm" draw:z-index="51" draw:style-name="gr6" draw:text-style-name="P28" svg:width="0.888cm" svg:height="0.35cm" draw:control="control51"/><text:bookmark-end text:name="СосПрНаруПодвзАрДиа2"/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column table:style-name="Таблица3.B" table:number-columns-repeated="3"/>
        <table:table-row table:style-name="Таблица3.1">
          <table:table-cell table:style-name="Таблица3.A1" office:value-type="string">
            <text:p text:style-name="P11">Сосуд</text:p>
          </table:table-cell>
          <table:table-cell table:style-name="Таблица3.A1" office:value-type="string">
            <text:p text:style-name="P11">Диаметр, мм</text:p>
          </table:table-cell>
          <table:table-cell table:style-name="Таблица3.A1" office:value-type="string">
            <text:p text:style-name="P11">СПК, см/с</text:p>
          </table:table-cell>
          <table:table-cell table:style-name="Таблица3.D1" office:value-type="string">
            <text:p text:style-name="P11"><text:span text:style-name="T5">R</text:span>I</text:p>
          </table:table-cell>
        </table:table-row>
        <table:table-row table:style-name="Таблица3.2">
          <table:table-cell table:style-name="Таблица3.A1" office:value-type="string">
            <text:p text:style-name="P11">Левая почечная артерия: </text:p>
            <text:p text:style-name="P11"><text:s text:c="9"/>- устье</text:p>
          </table:table-cell>
          <table:table-cell table:style-name="Таблица3.A1" office:value-type="string">
            <text:p text:style-name="P5"><text:bookmark-start text:name="СосЛевПочАрУстДиам"/><draw:control text:anchor-type="as-char" svg:y="-0.259cm" draw:z-index="52" draw:style-name="gr6" draw:text-style-name="P28" svg:width="0.888cm" svg:height="0.35cm" draw:control="control52"/><text:bookmark-end text:name="СосЛевПочАрУстДиам"/></text:p>
          </table:table-cell>
          <table:table-cell table:style-name="Таблица3.A1" office:value-type="string">
            <text:p text:style-name="P5"><text:bookmark-start text:name="СосЛевПочАрУстДиам1"/><draw:control text:anchor-type="as-char" svg:y="-0.259cm" draw:z-index="61" draw:style-name="gr6" draw:text-style-name="P28" svg:width="0.888cm" svg:height="0.35cm" draw:control="control61"/><text:bookmark-end text:name="СосЛевПочАрУстДиам1"/></text:p>
          </table:table-cell>
          <table:table-cell table:style-name="Таблица3.D1" office:value-type="string">
            <text:p text:style-name="P5"><text:bookmark-start text:name="СосЛевПочАрУстДиам2"/><draw:control text:anchor-type="as-char" svg:y="-0.259cm" draw:z-index="70" draw:style-name="gr6" draw:text-style-name="P28" svg:width="0.888cm" svg:height="0.35cm" draw:control="control70"/><text:bookmark-end text:name="СосЛевПочАрУстДиам2"/></text:p>
          </table:table-cell>
        </table:table-row>
        <table:table-row table:style-name="Таблица3.2">
          <table:table-cell table:style-name="Таблица3.A1" office:value-type="string">
            <text:p text:style-name="P22">- в воротах почки</text:p>
          </table:table-cell>
          <table:table-cell table:style-name="Таблица3.A1" office:value-type="string">
            <text:p text:style-name="P5"><text:bookmark-start text:name="СосЛевПочАрВВорПочДи"/><draw:control text:anchor-type="as-char" svg:y="-0.259cm" draw:z-index="53" draw:style-name="gr6" draw:text-style-name="P28" svg:width="0.888cm" svg:height="0.35cm" draw:control="control53"/><text:bookmark-end text:name="СосЛевПочАрВВорПочДи"/></text:p>
          </table:table-cell>
          <table:table-cell table:style-name="Таблица3.A1" office:value-type="string">
            <text:p text:style-name="P5"><text:bookmark-start text:name="СосЛевПочАрВВорПочДи1"/><draw:control text:anchor-type="as-char" svg:y="-0.259cm" draw:z-index="62" draw:style-name="gr6" draw:text-style-name="P28" svg:width="0.888cm" svg:height="0.35cm" draw:control="control62"/><text:bookmark-end text:name="СосЛевПочАрВВорПочДи1"/></text:p>
          </table:table-cell>
          <table:table-cell table:style-name="Таблица3.D1" office:value-type="string">
            <text:p text:style-name="P5"><text:bookmark-start text:name="СосЛевПочАрВВорПочДи2"/><draw:control text:anchor-type="as-char" svg:y="-0.259cm" draw:z-index="71" draw:style-name="gr6" draw:text-style-name="P28" svg:width="0.888cm" svg:height="0.35cm" draw:control="control71"/><text:bookmark-end text:name="СосЛевПочАрВВорПочДи2"/></text:p>
          </table:table-cell>
        </table:table-row>
        <table:table-row table:style-name="Таблица3.2">
          <table:table-cell table:style-name="Таблица3.A1" office:value-type="string">
            <text:p text:style-name="P22">- сегментарные артерии</text:p>
          </table:table-cell>
          <table:table-cell table:style-name="Таблица3.A1" office:value-type="string">
            <text:p text:style-name="P5"><text:bookmark-start text:name="СосЛевПочАрСегАрДиам"/><draw:control text:anchor-type="as-char" svg:y="-0.259cm" draw:z-index="54" draw:style-name="gr6" draw:text-style-name="P28" svg:width="0.888cm" svg:height="0.35cm" draw:control="control54"/><text:bookmark-end text:name="СосЛевПочАрСегАрДиам"/></text:p>
          </table:table-cell>
          <table:table-cell table:style-name="Таблица3.A1" office:value-type="string">
            <text:p text:style-name="P5"><text:bookmark-start text:name="СосЛевПочАрСегАрДиам1"/><draw:control text:anchor-type="as-char" svg:y="-0.259cm" draw:z-index="63" draw:style-name="gr6" draw:text-style-name="P28" svg:width="0.888cm" svg:height="0.35cm" draw:control="control63"/><text:bookmark-end text:name="СосЛевПочАрСегАрДиам1"/></text:p>
          </table:table-cell>
          <table:table-cell table:style-name="Таблица3.D1" office:value-type="string">
            <text:p text:style-name="P5"><text:bookmark-start text:name="СосЛевПочАрСегАрДиам2"/><draw:control text:anchor-type="as-char" svg:y="-0.259cm" draw:z-index="72" draw:style-name="gr6" draw:text-style-name="P28" svg:width="0.888cm" svg:height="0.35cm" draw:control="control72"/><text:bookmark-end text:name="СосЛевПочАрСегАрДиам2"/></text:p>
          </table:table-cell>
        </table:table-row>
        <table:table-row table:style-name="Таблица3.2">
          <table:table-cell table:style-name="Таблица3.A1" office:value-type="string">
            <text:p text:style-name="P22">- междолевые артерии</text:p>
          </table:table-cell>
          <table:table-cell table:style-name="Таблица3.A1" office:value-type="string">
            <text:p text:style-name="P17"><draw:control text:anchor-type="as-char" svg:y="-0.259cm" draw:z-index="55" draw:style-name="gr6" draw:text-style-name="P28" svg:width="0.888cm" svg:height="0.35cm" draw:control="control55"/></text:p>
          </table:table-cell>
          <table:table-cell table:style-name="Таблица3.A1" office:value-type="string">
            <text:p text:style-name="P17"><draw:control text:anchor-type="as-char" svg:y="-0.259cm" draw:z-index="64" draw:style-name="gr6" draw:text-style-name="P28" svg:width="0.888cm" svg:height="0.35cm" draw:control="control64"/></text:p>
          </table:table-cell>
          <table:table-cell table:style-name="Таблица3.D1" office:value-type="string">
            <text:p text:style-name="P17"><draw:control text:anchor-type="as-char" svg:y="-0.259cm" draw:z-index="73" draw:style-name="gr6" draw:text-style-name="P28" svg:width="0.888cm" svg:height="0.35cm" draw:control="control73"/></text:p>
          </table:table-cell>
        </table:table-row>
        <table:table-row table:style-name="Таблица3.2">
          <table:table-cell table:style-name="Таблица3.A1" office:value-type="string">
            <text:p text:style-name="P22">- дуговые артерии</text:p>
          </table:table-cell>
          <table:table-cell table:style-name="Таблица3.A1" office:value-type="string">
            <text:p text:style-name="P5"><text:bookmark-start text:name="СосЛевПочАрДугАрДиам"/><draw:control text:anchor-type="as-char" svg:y="-0.259cm" draw:z-index="56" draw:style-name="gr6" draw:text-style-name="P28" svg:width="0.888cm" svg:height="0.35cm" draw:control="control56"/><text:bookmark-end text:name="СосЛевПочАрДугАрДиам"/></text:p>
          </table:table-cell>
          <table:table-cell table:style-name="Таблица3.A1" office:value-type="string">
            <text:p text:style-name="P5"><text:bookmark-start text:name="СосЛевПочАрДугАрДиам1"/><draw:control text:anchor-type="as-char" svg:y="-0.259cm" draw:z-index="65" draw:style-name="gr6" draw:text-style-name="P28" svg:width="0.888cm" svg:height="0.35cm" draw:control="control65"/><text:bookmark-end text:name="СосЛевПочАрДугАрДиам1"/></text:p>
          </table:table-cell>
          <table:table-cell table:style-name="Таблица3.D1" office:value-type="string">
            <text:p text:style-name="P5"><text:bookmark-start text:name="СосЛевПочАрДугАрДиам2"/><draw:control text:anchor-type="as-char" svg:y="-0.259cm" draw:z-index="74" draw:style-name="gr6" draw:text-style-name="P28" svg:width="0.888cm" svg:height="0.35cm" draw:control="control74"/><text:bookmark-end text:name="СосЛевПочАрДугАрДиам2"/></text:p>
          </table:table-cell>
        </table:table-row>
        <table:table-row table:style-name="Таблица3.2">
          <table:table-cell table:style-name="Таблица3.A1" office:value-type="string">
            <text:p text:style-name="P22">- междольковые артерии</text:p>
          </table:table-cell>
          <table:table-cell table:style-name="Таблица3.A1" office:value-type="string">
            <text:p text:style-name="P5"><text:bookmark-start text:name="СосЛевПочАрМежАрДиам"/><draw:control text:anchor-type="as-char" svg:y="-0.259cm" draw:z-index="57" draw:style-name="gr6" draw:text-style-name="P28" svg:width="0.888cm" svg:height="0.35cm" draw:control="control57"/><text:bookmark-end text:name="СосЛевПочАрМежАрДиам"/></text:p>
          </table:table-cell>
          <table:table-cell table:style-name="Таблица3.A1" office:value-type="string">
            <text:p text:style-name="P5"><text:bookmark-start text:name="СосЛевПочАрМежАрДиам1"/><draw:control text:anchor-type="as-char" svg:y="-0.259cm" draw:z-index="66" draw:style-name="gr6" draw:text-style-name="P28" svg:width="0.888cm" svg:height="0.35cm" draw:control="control66"/><text:bookmark-end text:name="СосЛевПочАрМежАрДиам1"/></text:p>
          </table:table-cell>
          <table:table-cell table:style-name="Таблица3.D1" office:value-type="string">
            <text:p text:style-name="P5"><text:bookmark-start text:name="СосЛевПочАрМежАрДиам2"/><draw:control text:anchor-type="as-char" svg:y="-0.259cm" draw:z-index="75" draw:style-name="gr6" draw:text-style-name="P28" svg:width="0.888cm" svg:height="0.35cm" draw:control="control75"/><text:bookmark-end text:name="СосЛевПочАрМежАрДиам2"/></text:p>
          </table:table-cell>
        </table:table-row>
        <table:table-row table:style-name="Таблица3.2">
          <table:table-cell table:style-name="Таблица3.A1" office:value-type="string">
            <text:p text:style-name="P11">Левая общая подвздошная артерия</text:p>
          </table:table-cell>
          <table:table-cell table:style-name="Таблица3.A1" office:value-type="string">
            <text:p text:style-name="P5"><text:bookmark-start text:name="СосЛевОбщПодвзАрДиам"/><draw:control text:anchor-type="as-char" svg:y="-0.259cm" draw:z-index="58" draw:style-name="gr6" draw:text-style-name="P28" svg:width="0.888cm" svg:height="0.35cm" draw:control="control58"/><text:bookmark-end text:name="СосЛевОбщПодвзАрДиам"/></text:p>
          </table:table-cell>
          <table:table-cell table:style-name="Таблица3.A1" office:value-type="string">
            <text:p text:style-name="P5"><text:bookmark-start text:name="СосЛевОбщПодвзАрДиам1"/><draw:control text:anchor-type="as-char" svg:y="-0.259cm" draw:z-index="67" draw:style-name="gr6" draw:text-style-name="P28" svg:width="0.888cm" svg:height="0.35cm" draw:control="control67"/><text:bookmark-end text:name="СосЛевОбщПодвзАрДиам1"/></text:p>
          </table:table-cell>
          <table:table-cell table:style-name="Таблица3.D1" office:value-type="string">
            <text:p text:style-name="P5"><text:bookmark-start text:name="СосЛевОбщПодвзАрДиам2"/><draw:control text:anchor-type="as-char" svg:y="-0.259cm" draw:z-index="76" draw:style-name="gr6" draw:text-style-name="P28" svg:width="0.888cm" svg:height="0.35cm" draw:control="control76"/><text:bookmark-end text:name="СосЛевОбщПодвзАрДиам2"/></text:p>
          </table:table-cell>
        </table:table-row>
        <table:table-row table:style-name="Таблица3.2">
          <table:table-cell table:style-name="Таблица3.A1" office:value-type="string">
            <text:p text:style-name="P11">Левая наружная подвздошная артерия</text:p>
          </table:table-cell>
          <table:table-cell table:style-name="Таблица3.A1" office:value-type="string">
            <text:p text:style-name="P5"><text:bookmark-start text:name="СосЛевНаруПодвзАрДиа"/><draw:control text:anchor-type="as-char" svg:y="-0.259cm" draw:z-index="59" draw:style-name="gr6" draw:text-style-name="P28" svg:width="0.888cm" svg:height="0.35cm" draw:control="control59"/><text:bookmark-end text:name="СосЛевНаруПодвзАрДиа"/></text:p>
          </table:table-cell>
          <table:table-cell table:style-name="Таблица3.A1" office:value-type="string">
            <text:p text:style-name="P5"><text:bookmark-start text:name="СосЛевНаруПодвзАрДиа1"/><draw:control text:anchor-type="as-char" svg:y="-0.259cm" draw:z-index="68" draw:style-name="gr6" draw:text-style-name="P28" svg:width="0.888cm" svg:height="0.35cm" draw:control="control68"/><text:bookmark-end text:name="СосЛевНаруПодвзАрДиа1"/></text:p>
          </table:table-cell>
          <table:table-cell table:style-name="Таблица3.D1" office:value-type="string">
            <text:p text:style-name="P5"><text:bookmark-start text:name="СосЛевНаруПодвзАрДиа2"/><draw:control text:anchor-type="as-char" svg:y="-0.259cm" draw:z-index="77" draw:style-name="gr6" draw:text-style-name="P28" svg:width="0.888cm" svg:height="0.35cm" draw:control="control77"/><text:bookmark-end text:name="СосЛевНаруПодвзАрДиа2"/></text:p>
          </table:table-cell>
        </table:table-row>
        <table:table-row table:style-name="Таблица3.2">
          <table:table-cell table:style-name="Таблица3.A1" office:value-type="string">
            <text:p text:style-name="P11">Гемодинамически значимые изменения</text:p>
          </table:table-cell>
          <table:table-cell table:style-name="Таблица3.A1" office:value-type="string">
            <text:p text:style-name="P5"><text:bookmark-start text:name="СосГемодЗначИзмДиам"/><draw:control text:anchor-type="as-char" svg:y="-0.259cm" draw:z-index="60" draw:style-name="gr6" draw:text-style-name="P28" svg:width="0.888cm" svg:height="0.35cm" draw:control="control60"/><text:bookmark-end text:name="СосГемодЗначИзмДиам"/></text:p>
          </table:table-cell>
          <table:table-cell table:style-name="Таблица3.A1" office:value-type="string">
            <text:p text:style-name="P5"><text:bookmark-start text:name="СосГемодЗначИзмДиам1"/><draw:control text:anchor-type="as-char" svg:y="-0.259cm" draw:z-index="69" draw:style-name="gr6" draw:text-style-name="P28" svg:width="0.888cm" svg:height="0.35cm" draw:control="control69"/><text:bookmark-end text:name="СосГемодЗначИзмДиам1"/></text:p>
          </table:table-cell>
          <table:table-cell table:style-name="Таблица3.D1" office:value-type="string">
            <text:p text:style-name="P5"><text:bookmark-start text:name="СосГемодЗначИзмДиам2"/><draw:control text:anchor-type="as-char" svg:y="-0.259cm" draw:z-index="78" draw:style-name="gr6" draw:text-style-name="P28" svg:width="0.888cm" svg:height="0.35cm" draw:control="control78"/><text:bookmark-end text:name="СосГемодЗначИзмДиам2"/></text:p>
          </table:table-cell>
        </table:table-row>
      </table:table>
      <text:p text:style-name="P21"/>
      <text:p text:style-name="P14"><draw:control text:anchor-type="paragraph" draw:z-index="10" draw:style-name="gr3" draw:text-style-name="P27" svg:width="14.941cm" svg:height="0.38cm" svg:x="2.044cm" svg:y="0.002cm" draw:control="control10"/><text:span text:style-name="T3">Заключение:</text:span> <text:s text:c="2"/></text:p>
      <text:p text:style-name="P8"><draw:control text:anchor-type="paragraph" draw:z-index="9" draw:style-name="gr4" draw:text-style-name="P26" svg:width="0.003cm" svg:height="0.003cm" svg:x="0cm" svg:y="0cm" draw:control="control9"/></text:p>
      <text:p text:style-name="P8">Врач: <draw:control text:anchor-type="as-char" draw:z-index="11" draw:style-name="gr5" draw:text-style-name="P26" svg:width="4.67cm" svg:height="0.421cm" draw:control="control11"/></text:p>
      <text:p text:style-name="P7">Медицинский регистратор: <draw:control text:anchor-type="as-char" draw:z-index="12" draw:style-name="gr5" draw:text-style-name="P26" svg:width="4.234cm" svg:height="0.421cm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8:32:47.98</dc:date>
    <dc:creator>Дмитрий Деренок</dc:creator>
    <meta:editing-duration>PT16H03M47S</meta:editing-duration>
    <meta:editing-cycles>54</meta:editing-cycles>
    <meta:generator>OpenOffice.org/3.2$Win32 OpenOffice.org_project/320m12$Build-9483</meta:generator>
    <meta:document-statistic meta:table-count="3" meta:image-count="1" meta:object-count="0" meta:page-count="1" meta:paragraph-count="107" meta:word-count="123" meta:character-count="978"/>
  </office:meta>
</office:document-meta>
</file>